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" svg:font-family="Courier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text-properties officeooo:paragraph-rsid="001f87ce"/>
    </style:style>
    <style:style style:name="P3" style:family="paragraph" style:parent-style-name="Text_20_body">
      <style:text-properties officeooo:paragraph-rsid="001f87ce"/>
    </style:style>
    <style:style style:name="P4" style:family="paragraph" style:parent-style-name="Text_20_body">
      <style:text-properties officeooo:rsid="00183ff4" officeooo:paragraph-rsid="00183ff4"/>
    </style:style>
    <style:style style:name="P5" style:family="paragraph" style:parent-style-name="Text_20_body">
      <style:text-properties officeooo:rsid="00183ff4" officeooo:paragraph-rsid="001bf692"/>
    </style:style>
    <style:style style:name="P6" style:family="paragraph" style:parent-style-name="Text_20_body">
      <style:text-properties officeooo:rsid="001ab991" officeooo:paragraph-rsid="001ab991"/>
    </style:style>
    <style:style style:name="P7" style:family="paragraph" style:parent-style-name="Text_20_body">
      <style:paragraph-properties fo:margin-left="0in" fo:margin-right="0in" fo:text-indent="0in" style:auto-text-indent="false"/>
      <style:text-properties officeooo:paragraph-rsid="001bd278"/>
    </style:style>
    <style:style style:name="P8" style:family="paragraph" style:parent-style-name="Heading_20_1">
      <style:text-properties officeooo:rsid="0019c1c8" officeooo:paragraph-rsid="0019c1c8"/>
    </style:style>
    <style:style style:name="P9" style:family="paragraph" style:parent-style-name="Text_20_body">
      <style:text-properties officeooo:paragraph-rsid="00241cde"/>
    </style:style>
    <style:style style:name="P10" style:family="paragraph" style:parent-style-name="Text_20_body">
      <style:text-properties officeooo:paragraph-rsid="00250cb0"/>
    </style:style>
    <style:style style:name="T1" style:family="text">
      <style:text-properties officeooo:rsid="00183ff4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officeooo:rsid="00250cb0" style:font-style-asian="italic" style:font-weight-asian="bold" style:font-style-complex="italic" style:font-weight-complex="bold"/>
    </style:style>
    <style:style style:name="T4" style:family="text">
      <style:text-properties officeooo:rsid="0019c1c8"/>
    </style:style>
    <style:style style:name="T5" style:family="text">
      <style:text-properties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50cb0" style:font-weight-asian="bold" style:font-weight-complex="bold"/>
    </style:style>
    <style:style style:name="T8" style:family="text">
      <style:text-properties officeooo:rsid="001ab991"/>
    </style:style>
    <style:style style:name="T9" style:family="text">
      <style:text-properties officeooo:rsid="001bd278"/>
    </style:style>
    <style:style style:name="T10" style:family="text">
      <style:text-properties officeooo:rsid="001bf692"/>
    </style:style>
    <style:style style:name="T11" style:family="text">
      <style:text-properties officeooo:rsid="001cb997"/>
    </style:style>
    <style:style style:name="T12" style:family="text">
      <style:text-properties officeooo:rsid="001d107d"/>
    </style:style>
    <style:style style:name="T13" style:family="text">
      <style:text-properties fo:font-size="10pt" fo:font-weight="bold" officeooo:rsid="00250cb0" style:font-weight-asian="bold" style:font-weight-complex="bold"/>
    </style:style>
    <style:style style:name="T14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15" style:family="text">
      <style:text-properties style:font-name="Liberation Mono" fo:font-size="10pt" fo:font-weight="bold" officeooo:rsid="001d107d" style:font-size-asian="10pt" style:font-weight-asian="bold" style:font-size-complex="10pt" style:font-weight-complex="bold"/>
    </style:style>
    <style:style style:name="T16" style:family="text">
      <style:text-properties style:font-name="Liberation Mono" fo:font-size="10pt" fo:font-weight="bold" officeooo:rsid="0021d0f6" style:font-size-asian="10pt" style:font-weight-asian="bold" style:font-size-complex="10pt" style:font-weight-complex="bold"/>
    </style:style>
    <style:style style:name="T17" style:family="text">
      <style:text-properties style:font-name="Liberation Mono" fo:font-size="10pt" fo:font-weight="bold" officeooo:rsid="00239f43" style:font-size-asian="10pt" style:font-weight-asian="bold" style:font-size-complex="10pt" style:font-weight-complex="bold"/>
    </style:style>
    <style:style style:name="T18" style:family="text">
      <style:text-properties style:font-name="Liberation Mono" fo:font-size="10pt" fo:font-weight="bold" officeooo:rsid="001bf692" style:font-weight-asian="bold" style:font-weight-complex="bold"/>
    </style:style>
    <style:style style:name="T19" style:family="text">
      <style:text-properties officeooo:rsid="001f87ce"/>
    </style:style>
    <style:style style:name="T20" style:family="text">
      <style:text-properties officeooo:rsid="00241cde"/>
    </style:style>
    <style:style style:name="T21" style:family="text">
      <style:text-properties style:font-name="Liberation Mono" fo:font-size="10pt" fo:font-weight="bold" officeooo:rsid="00241cde" style:font-weight-asian="bold" style:font-weight-complex="bold"/>
    </style:style>
    <style:style style:name="T22" style:family="text">
      <style:text-properties style:font-name="Liberation Mono" fo:font-size="10pt" fo:font-weight="bold" officeooo:rsid="00250cb0" style:font-weight-asian="bold" style:font-weight-complex="bold"/>
    </style:style>
    <style:style style:name="T23" style:family="text">
      <style:text-properties officeooo:rsid="00250cb0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style="normal" fo:font-weight="normal" officeooo:rsid="00250cb0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Using a <text:span text:style-name="T1">H</text:span>eader for <text:span text:style-name="T1">A</text:span>uthentication</text:p>
      <text:p text:style-name="P4">Using a header from a trusted server for authentication is a common pattern. Most usually the REMOTE_USER header is used. OA4MP allows for <text:span text:style-name="T2">any</text:span> header to be used to identify a user after a service has authenticated them. This implies a trust relation with that server. Note that this also means restricted access by that server.</text:p>
      <text:h text:style-name="Heading_20_1" text:outline-level="1"><text:s/><text:span text:style-name="T1">Configuring OA4MP</text:span></text:h>
      <text:p text:style-name="P4">This is relatively simple and requires the following element in your server XML configuration:</text:p>
      <text:p text:style-name="Preformatted_20_Text">&lt;authorizationServlet useHeader="true"</text:p>
      <text:p text:style-name="Preformatted_20_Text"><text:s text:c="22"/>requireHeader="true"</text:p>
      <text:p text:style-name="Preformatted_20_Text"><text:s text:c="22"/>headerFieldName="REMOTE_USER"/&gt;</text:p>
      <text:p text:style-name="P4"/>
      <text:p text:style-name="P5">See the full reference for the <text:a xlink:type="simple" xlink:href="https://oa4mp.org/server/configuration/authorization-servlet-configuration.html" text:style-name="Internet_20_link" text:visited-style-name="Visited_20_Internet_20_Link">authorizationServlet</text:a> for more. In this case, headers are enabled and the REMOTE_USER will be used. <text:span text:style-name="T10">(The <text:s/></text:span><text:span text:style-name="T18">requireHeader</text:span><text:span text:style-name="T10"> attribute is needed if this is the sole way to authenticate, which is the most common use pattern.)</text:span></text:p>
      <text:p text:style-name="P6">There must, of course, be some way to limit access to the service since any request with the right header can impersonate a valid user. If using Tomcat (outlined below) this is done by Tomcat. </text:p>
      <text:h text:style-name="P8" text:outline-level="1">Tomcat and OA4MP</text:h>
      <text:p text:style-name="Standard"><text:span text:style-name="T4">Tomcat is the standard container for OA4MP </text:span><text:s/><text:span text:style-name="T4">and one way to set up authentication is to use Tomcat itself. This means that logins for </text:span><text:span text:style-name="T11">T</text:span><text:span text:style-name="T4">omcat are logins for OA4MP. The plus is that it is quite easy to set up, but the downside is that unless all of your user man</text:span><text:span text:style-name="T11">a</text:span><text:span text:style-name="T4">gement will be done this way, it may require specific logins for OA4MP. However, it is extremely useful in setting up and testing OA4MP in various scenarios, </text:span><text:span text:style-name="T12">or for small organizations</text:span><text:span text:style-name="T4">.</text:span></text:p>
      <text:p text:style-name="Standard"/>
      <text:p text:style-name="Text_20_body">There are many ways to configure Tomcat authentication. For the purpose of this documentation, we’ll illustrate basic authentication, which is the simplest method. <text:span text:style-name="T8">Basically, set up users then tell Tomcat that the authorize endpoint requires authentication. The REMOTE_USER header will be set and there is no other way to access that endpoin</text:span><text:span text:style-name="T12">t</text:span><text:span text:style-name="T8">, hence it is secure.</text:span></text:p>
      <text:p text:style-name="P3">Edit the <text:span text:style-name="T14">$CATALINA_HOME/conf/tomcat-users.xml</text:span> file <text:span text:style-name="T12">by adding . </text:span><text:span text:style-name="T19">An example is</text:span></text:p>
      <text:p text:style-name="Preformatted_20_Text">&lt;tomcat-users xmlns="http://tomcat.apache.org/xml"</text:p>
      <text:p text:style-name="Preformatted_20_Text"><text:s text:c="14"/>xmlns:xsi="http://www.w3.org/2001/XMLSchema-instance"</text:p>
      <text:p text:style-name="Preformatted_20_Text"><text:s text:c="14"/>xsi:schemaLocation="http://tomcat.apache.org/xml tomcat-users.xsd"</text:p>
      <text:p text:style-name="Preformatted_20_Text"><text:s text:c="14"/>version="1.0"&gt;</text:p>
      <text:p text:style-name="Preformatted_20_Text"><text:s text:c="2"/>&lt;role rolename="tomcat"/&gt;</text:p>
      <text:p text:style-name="Preformatted_20_Text"><text:s text:c="2"/>&lt;role rolename="oa4mp"/&gt;</text:p>
      <text:p text:style-name="Preformatted_20_Text"/>
      <text:p text:style-name="P2"><text:s text:c="2"/>&lt;user username="jeff" password="ZDYoqJFT" roles="tomcat,oa4mp"/&gt;</text:p>
      <text:p text:style-name="Preformatted_20_Text"><text:s text:c="2"/>&lt;user username="<text:span text:style-name="T19">bob</text:span>" password="<text:span text:style-name="T19">fl00fy</text:span>" roles="tomcat,oa4mp"/&gt;</text:p>
      <text:p text:style-name="Preformatted_20_Text">&lt;/tomcat-users&gt;</text:p>
      <text:p text:style-name="P1"/>
      <text:p text:style-name="P9"><text:span text:style-name="T20">In a standard OA4MP install, there is a fully function web.xml</text:span></text:p>
      <text:p text:style-name="P9"><text:span text:style-name="T20"><text:s/></text:span><text:span text:style-name="T21">$OA4MP_SERVER/etc/WEB-INF/header-web.xml</text:span><text:span text:style-name="T20">. <text:s text:c="2"/></text:span></text:p>
      <text:p text:style-name="P9"><text:soft-page-break/></text:p>
      <text:p text:style-name="P10"><text:span text:style-name="T20">Use that. Not the same web.xml file as in the main Tomcat conf directory Copy it into </text:span><text:span text:style-name="T22">$CATALINA_HOME/webapps/oauth2/WEB-INF</text:span><text:span text:style-name="T23"> </text:span><text:span text:style-name="T20"><text:s/></text:span><text:span text:style-name="T23">and restart Tomcat. </text:span><text:span text:style-name="T20">We document next what changes to the a general web.xml you’d need</text:span></text:p>
      <text:p text:style-name="Heading">General Changes to web.xml</text:p>
      <text:p text:style-name="P9">If you want to <text:span text:style-name="T23">edit</text:span> <text:span text:style-name="T15"><text:s/></text:span><text:span text:style-name="T14">$CATALINA_HOME/webapps/oauth</text:span><text:span text:style-name="T16">2</text:span><text:span text:style-name="T14">/WEB-INF/web.xml</text:span> . <text:span text:style-name="T23">Directly, a</text:span><text:span text:style-name="T12">dd the following:</text:span></text:p>
      <text:p text:style-name="Preformatted_20_Text">&lt;security-constraint&gt;</text:p>
      <text:p text:style-name="Preformatted_20_Text"><text:s text:c="2"/>&lt;web-resource-collection&gt; </text:p>
      <text:p text:style-name="Preformatted_20_Text"><text:s text:c="4"/>&lt;web-resource-name&gt;OAuth Security&lt;/web-resource-name&gt; </text:p>
      <text:p text:style-name="Preformatted_20_Text"><text:s text:c="4"/>&lt;url-pattern&gt;/authorize&lt;/url-pattern&gt; </text:p>
      <text:p text:style-name="Preformatted_20_Text"><text:s text:c="4"/>&lt;http-method&gt;POST&lt;/http-method&gt; </text:p>
      <text:p text:style-name="Preformatted_20_Text"><text:s text:c="4"/>&lt;http-method&gt;GET&lt;/http-method&gt; </text:p>
      <text:p text:style-name="Preformatted_20_Text"><text:s text:c="2"/>&lt;/web-resource-collection&gt; </text:p>
      <text:p text:style-name="Preformatted_20_Text"><text:s text:c="2"/>&lt;auth-constraint&gt; </text:p>
      <text:p text:style-name="Preformatted_20_Text"><text:s text:c="4"/>&lt;role-name&gt;oa4mp&lt;/role-name&gt; </text:p>
      <text:p text:style-name="Preformatted_20_Text"><text:s text:c="2"/>&lt;/auth-constraint&gt; </text:p>
      <text:p text:style-name="Preformatted_20_Text"><text:s text:c="2"/>&lt;user-data-constraint&gt; </text:p>
      <text:p text:style-name="Preformatted_20_Text"><text:s text:c="2"/>&lt;!-- transport-guarantee can be CONFIDENTIAL, INTEGRAL, or NONE --&gt; </text:p>
      <text:p text:style-name="Preformatted_20_Text"><text:s text:c="2"/>&lt;transport-guarantee&gt;NONE&lt;/transport-guarantee&gt; </text:p>
      <text:p text:style-name="Preformatted_20_Text"><text:s text:c="2"/>&lt;/user-data-constraint&gt; </text:p>
      <text:p text:style-name="Preformatted_20_Text">&lt;/security-constraint&gt; </text:p>
      <text:p text:style-name="Preformatted_20_Text">&lt;login-config&gt; </text:p>
      <text:p text:style-name="Preformatted_20_Text">&lt;auth-method&gt;BASIC&lt;/auth-method&gt; </text:p>
      <text:p text:style-name="P1">&lt;/login-config&gt;</text:p>
      <text:p text:style-name="Text_20_body"><text:span text:style-name="T5">Nota Bene:</text:span> This enables remote user for the authorize endpoint. If you wanted to use this for the device endpoint, you would have another set the url-pattern accordingly to </text:p>
      <text:p text:style-name="P1"><text:s text:c="4"/>&lt;url-pattern&gt;/device&lt;/url-pattern&gt;</text:p>
      <text:p text:style-name="P7"><text:span text:style-name="T9">If you look in the standard distribution in </text:span><text:span text:style-name="T14">$CATALINA_HOME/webapps/oauth</text:span><text:span text:style-name="T17">2</text:span><text:span text:style-name="T14">/WEB-INF/</text:span><text:span text:style-name="T9"> you will find a remote-user.xml configuration with all of this ready to go. Simply tweak it </text:span><text:span text:style-name="T10">as</text:span><text:span text:style-name="T9"> needed, </text:span><text:span text:style-name="T10">make surte it points <text:s/>to your server configuration,</text:span><text:span text:style-name="T9"> and use as your web.xml file.</text:span></text:p>
      <text:p text:style-name="P7"><text:bookmark text:name="Troubleshooting"/>Note that redeploying <text:span text:style-name="T10">or updating </text:span>OA4MP <text:span text:style-name="T10">will</text:span> overwrite the web.xml file, so we recommend backing it up somewhere secure. <text:span text:style-name="T10">Redeploy OA4MP, then copy your configuration back and restart Tomcat. </text:span><text:span text:style-name="T12">A quicker way to do this is to touch oauth2.war (which changes the date, prompting a reload of the app)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" svg:font-family="Courier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6T07:11:18.060672400</meta:creation-date>
    <dc:date>2025-10-27T07:44:42.875601376</dc:date>
    <meta:editing-duration>P10DT11H9M12S</meta:editing-duration>
    <meta:editing-cycles>13</meta:editing-cycles>
    <meta:generator>LibreOffice/24.2.7.2$Linux_X86_64 LibreOffice_project/420$Build-2</meta:generator>
    <meta:document-statistic meta:table-count="0" meta:image-count="0" meta:object-count="0" meta:page-count="2" meta:paragraph-count="49" meta:word-count="534" meta:character-count="4162" meta:non-whitespace-character-count="3516"/>
  </office:meta>
</office:document-meta>
</file>